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545"/>
    </style:style>
    <style:style style:name="T1" style:family="text">
      <style:text-properties officeooo:rsid="0008d5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Quanto é 3/4 + 1/2",#Frações</text:p>
      <text:p text:style-name="Standard">"Em qual dos intervalos abaixo estão o número 1/3?",#F2</text:p>
      <text:p text:style-name="Standard">"Qual e a ordem crescente desses números: 1,125; 0,07; 0,02; 0,09; 1; 1,25; 0,125; 0,375; 0,75; 0,6; 1,3; 0,2",#F3</text:p>
      <text:p text:style-name="P1">"Quais dessas frações resultam em um numero decimal igual: 1/3 - 2/3; 2/5 - <text:s/>4/5; 1/3 - 3/9; 3/4 - 4/3",#F4<text:tab/></text:p>
      <text:p text:style-name="P1">"Quantos % de 100 e 3/4?",#F5</text:p>
      <text:p text:style-name="Standard">"Antônio comprou 800 salgadinhos para uma festa de aniversário e pagou R$184,00. Quanto custou o cento do salgadinho?",#F6</text:p>
      <text:p text:style-name="Standard">"Qual é o valor decimal e a porcentagem correspondente ao resultado de 1 dividido pela fração 2/5?",#F7</text:p>
      <text:p text:style-name="Standard">"Qual é o valor que representa 10% de 2586?",#F8</text:p>
      <text:p text:style-name="Standard">"Qual é a porcentagem que 27 representa de 150?",#F9</text:p>
      <text:p text:style-name="Standard">"Em qual intervalo está o número 0,025 na escala de números reais?",#F10</text:p>
      <text:p text:style-name="Standard">"A fração 10/4 é Maior, Menor ou igual a 8/2?",#F11</text:p>
      <text:p text:style-name="Standard">"Numa sala que tem 30 alunos, será feito um único sorteio. Sabendo que há 20 meninos e 10 meninas, qual é a probabilidade de ser sorteado um menino?",#F12</text:p>
      <text:p text:style-name="Standard">"A fração 2/4 é Maior, Menor ou igual a 8/15?",#F13</text:p>
      <text:p text:style-name="Standard">"Qual é a porcentagem que 247 representa de 950?",#F14</text:p>
      <text:p text:style-name="Standard">"Qual é o valor decimal e a porcentagem correspondente ao resultado de 1 dividido pela fração 1/4",#F15</text:p>
      <text:p text:style-name="P1">"Na rua onde Clara mora, há 70 construções, entre casas e prédios. O número de casas é igual a 9/5 do número de prédios. O número de casas nesta rua é:",#F16</text:p>
      <text:p text:style-name="P1">"Na eleição para a escolha do representante da turma de Carolina, concorreram três candidatos e todos os 36 alunos votaram, não havendo votos nulos nem votos em branco. O 1ºcolocado obteve o triplo dos votos dados ao 2ºcolocado. Já o último colocado recebeu apenas 4 votos. O número de votos conquistados pelo vencedor foi:",#F17</text:p>
      <text:p text:style-name="Standard">"A soma da idade de Carlos e João é 45 anos. Sabendo que a idade de Carlos é o dobro da idade de João, podemos dizer que a idade de Carlos é:",#F18</text:p>
      <text:p text:style-name="P1">"Se uma pessoa já liquidou os 7/16 do valor de uma dívida, a porcentagem dessa dívida que ainda deve pagar é:",#F19</text:p>
      <text:p text:style-name="P1">"Em uma escola, 60% dos alunos são meninas. O total dos alunos é 1.200. O número de alunos que são meninos é:",#F20</text:p>
      <text:p text:style-name="Standard">"Se 2/3 dos 42 alunos de uma sala usam óculos, qual é número de alunos que não usam óculos?",#F21</text:p>
      <text:p text:style-name="Standard">"Qual fração representa o número 1,25?",#F22</text:p>
      <text:p text:style-name="Standard">"O número 4/9​ está entre quais dos seguintes intervalos de números decimais?",#F23</text:p>
      <text:p text:style-name="Standard">"Durante a comemoração do aniversário do Heitor, foram consumidos 3/5 do bolo. No outro dia, pela manhã, Heitor comeu 1/2 do que restava do bolo. Sendo assim, a fração que representa a quantidade de bolo que ainda resta é:",#F24</text:p>
      <text:p text:style-name="Standard">"Em uma sala, 60 alunos realizaram uma prova de Geografia. Deles, 2/5 tiraram nota acima de oito, 1/3 tirou entre seis e oito e o restante tirou abaixo de seis. Sabendo que a média dessa escola é 6, a quantidade de estudantes que tiraram nota abaixo da média foi de:",#F25</text:p>
      <text:p text:style-name="Standard">"Uma sala de aula possui 24 alunos, sendo que 8 são meninas e 16 são meninos. A fração que representa a quantidade de meninas em relação ao todo é:",#F26</text:p>
      <text:p text:style-name="Standard">"Durante a eleição de síndico de um condomínio, 1/3 dos moradores votou no candidato A e 2/5 votaram no candidato B. A fração que representa o número de eleitores que não votaram em nenhum dos candidatos é:",#F27</text:p>
      <text:p text:style-name="Standard">"Uma herança será repartida entre 3 herdeiros. Mariana é uma das herdeiras, e ficará com 1/4 dessa herança. Matheus ficará com 2/5. O restante é do Jovair. Então a fração que representa a parte da herança do Jovair é:",#F28</text:p>
      <text:p text:style-name="Standard"><text:soft-page-break/>"Foi feita uma pesquisa sobre a escolaridade dos funcionários de uma empresa. Verificou-se que 1/4 dos homens que ali trabalham têm o ensino médio completo, enquanto 2/3 das mulheres que trabalham na empresa têm o ensino médio completo. Constatou-se, também, que entre todos os que têm o ensino médio completo, metade são homens. A fração que representa o número de funcionários homens em relação ao total de funcionários dessa empresa é",#F29</text:p>
      <text:p text:style-name="Standard">"Qual é a fração escrita na forma simplificada, que corresponde ao número decimal 0,8?",#F30</text:p>
      <text:p text:style-name="Standard">"Qual o valor da expressão 15 – 9,85 + 3,275?",#F31</text:p>
      <text:p text:style-name="Standard">"Qual o resultado da multiplicação entre 0,96 e 0,5?",#F32</text:p>
      <text:p text:style-name="Standard">"Em uma competição automobilística, a distância é medida em milhas. Cada milha vale 1,6 quilômetro, aproximadamente. Quantas milhas há em 512 quilômetros?",#F33</text:p>
      <text:p text:style-name="Standard">“Com 16 litros de leite, quantas garrafas de 2/3 de litros poderão ser cheias?",#F34</text:p>
      <text:p text:style-name="Standard">"Uma empresa utiliza um índice de massa corporal inventado por ela própria, no qual divide por dois a soma entre altura e peso dos funcionários. Qual é o índice de massa corporal de Rhuan, sabendo que sua altura é 1,78 m e seu peso é 72,3 kg?",#F35</text:p>
      <text:p text:style-name="Standard">"Quanto é 10% de 95?",#F36</text:p>
      <text:p text:style-name="Standard">"Quanto é 1% de 3580",#F37</text:p>
      <text:p text:style-name="Standard">"Qual o resultado da multiplicação entre 0,37 e 0,4?",#F38</text:p>
      <text:p text:style-name="Standard">"Qual o valor da expressão 12 – 6,15 + 1,979?",#f39</text:p>
      <text:p text:style-name="Standard">"Se uma pessoa já liquidou os 2/6 do valor de uma dívida, a porcentagem dessa dívida que ainda deve pagar é:",#F40</text:p>
      <text:p text:style-name="Standard">"Qual fração representa o número 0,55",#F41</text:p>
      <text:p text:style-name="Standard">"A fração 6/4 é Maior, Menor ou igual a 1/2?",#F42</text:p>
      <text:p text:style-name="Standard">"Quantos % de 100 e 3/9?",#F43</text:p>
      <text:p text:style-name="Standard">"A previsão de probabilidade de chuva é de 65%. Qual é a probabilidade de não chover?",#F44</text:p>
      <text:p text:style-name="Standard">"A fração 1/4 é Maior, Menor ou igual a 2/8?",#F4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8:23:13.370802823</meta:creation-date>
    <dc:date>2024-12-07T18:25:08.695593157</dc:date>
    <meta:editing-duration>PT1M55S</meta:editing-duration>
    <meta:editing-cycles>1</meta:editing-cycles>
    <meta:document-statistic meta:table-count="0" meta:image-count="0" meta:object-count="0" meta:page-count="2" meta:paragraph-count="45" meta:word-count="864" meta:character-count="4995" meta:non-whitespace-character-count="4102"/>
    <meta:generator>LibreOffice/7.3.7.2$Linux_X86_64 LibreOffice_project/30$Build-2</meta:generator>
  </office:meta>
</office:document-meta>
</file>